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0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anonymous_blank_node_object.ttl.ou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nymous_blank_node_su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eword_a_predicat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eword_decimal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eword_doubl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eword_integer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nkNodePropertyList_as_o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nkNodePropertyList_as_subject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lankNodePropertyList_containing_collection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blankNodePropertyList_with_multiple_tripl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ection_object.ttl.ou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TERAL2_ascii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_following_localNam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_following_PNAME_N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_namespace_IRI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e_lower_case_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pty_collecti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HEN_MINUS_in_localNam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IREF_datatyp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I_su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I_with_all_punctuati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I_with_eight_digit_numeric_escap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RI_with_four_digit_numeric_escap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eled_blank_node_o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eled_blank_node_su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eled_blank_node_with_leading_digi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eled_blank_node_with_leading_underscor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eled_blank_node_with_non_leading_extras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ed_blank_node_with_PN_CHARS_BASE_character_boundaries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langtagged_LONG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tagged_LONG_with_subtag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gtagged_non_LONG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ntag_with_subtag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1_all_control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1_all_punctuati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1_ascii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1_with_UTF8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sted_blankNodePropertyList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2_with_UTF8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false.ttl.ou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TERAL_LONG1_ascii_boundaries.ttl.out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LITERAL_LONG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1_with_1_squot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1_with_2_squot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1_with_UTF8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2_ascii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2_with_1_squot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2_with_2_squot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2_with_REVERSE_SOLIDU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LONG2_with_UTF8_boundarie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tru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BACKSPAC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CARRIAGE_RETUR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CHARACTER_TABULATI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escaped_BACKSPAC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escaped_CARRIAGE_RETUR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escaped_CHARACTER_TABULATI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escaped_FORM_FEE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escaped_LINE_FEE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FORM_FEE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LINE_FEE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numeric_escape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numeric_escape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_with_REVERSE_SOLIDU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Name_with_assigned_nfc_bmp_PN_CHARS_BASE_character_boundaries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calName_with_assigned_nfc_PN_CHARS_BASE_character_boundaries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localname_with_COL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Name_with_leading_digi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Name_with_leading_underscore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calName_with_nfc_PN_CHARS_BASE_character_boundaries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localName_with_non_leading_extra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ifes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gative_numeric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sted_blankNodePropertyLists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nested_collecti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_sign_following_localNam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_sign_following_PNAME_N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eric_with_leading_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jectList_with_two_object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d_style_bas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d_style_prefix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cent_escaped_localNam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itive_numeric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ateObjectList_with_two_objectList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ixed_IRI_objec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ixed_IRI_predicat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ixed_name_datatyp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ix_only_IRI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ix_reassigned_and_use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fix_with_non_leading_extras.ttl.out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refix_with_PN_CHARS_BASE_character_boundaries.ttl.ou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peated_semis_at_end.ttl.ou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peated_semis_not_at_end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reserved_escaped_localName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le_blankNodePropertyList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PARQL_style_bas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RQL_style_prefix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bad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bad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bad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bad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struct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eval-struct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0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1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ubm-2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ase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ase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ase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blank-label-dot-en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esc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esc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esc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esc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kw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ang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ITERAL2_with_langtag_and_datatyp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n-dash-star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n-escape-star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ln-escape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missing-ns-dot-en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missing-ns-dot-star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0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3-extras-1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s-dot-end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s-dot-start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number-dot-in-anon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name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name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name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refix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refix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refix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refix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prefix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ing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0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struct-1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d-uri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se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se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se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ase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lank-label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bnode-07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urtle-syntax-bnode-08.ttl.ou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urtle-syntax-bnode-09.ttl.ou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urtle-syntax-bnode-10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turtle-syntax-datatypes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datatypes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file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file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file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kw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kw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kw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ists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ists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ists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ists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ists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n-colon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ln-dot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s-dot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0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1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number-1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name-esc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name-esc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name-esc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prefix-0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-esc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-esc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-esc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5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6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7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8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09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10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ing-1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uct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uct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struct-03.ttl.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urtle-syntax-struct-04.ttl.out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urtle-syntax-struct-05.ttl.out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turtle-syntax-uri-01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uri-02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uri-03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tle-syntax-uri-04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_LITERAL_LONG2s.ttl.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derscore_in_localName.ttl.ou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9:32:53.848192325</meta:creation-date>
    <dc:date>2018-05-09T15:14:24.632788309</dc:date>
    <meta:editing-duration>PT5H11M33S</meta:editing-duration>
    <meta:editing-cycles>14</meta:editing-cycles>
    <meta:generator>LibreOffice/5.4.5.1$Linux_X86_64 LibreOffice_project/40m0$Build-1</meta:generator>
    <meta:document-statistic meta:table-count="1" meta:cell-count="293" meta:object-count="0"/>
  </office:meta>
</office:document-meta>
</file>